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2.7077358490566cm"/>
    </style:style>
    <style:style style:name="co2" style:family="table-column">
      <style:table-column-properties fo:break-before="auto" style:column-width="2.10867924528302cm"/>
    </style:style>
    <style:style style:name="co3" style:family="table-column">
      <style:table-column-properties fo:break-before="auto" style:column-width="22.7641509433962cm"/>
    </style:style>
    <style:style style:name="ro1" style:family="table-row">
      <style:table-row-properties style:row-height="23.8pt" style:use-optimal-row-height="true" fo:break-before="auto"/>
    </style:style>
    <style:style style:name="ro2" style:family="table-row">
      <style:table-row-properties style:row-height="14.3pt" style:use-optimal-row-height="true" fo:break-before="auto"/>
    </style:style>
    <style:style style:name="ro3" style:family="table-row">
      <style:table-row-properties style:row-height="14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EB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PS63000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ti.com/lit/ds/symlink/tps63000.pdf?ts=1725800412426&amp;ref_url=https%253A%252F%252Fwww.mouser.cn%252F">https://www.ti.com/lit/ds/symlink/tps63000.pdf?ts=1725800412426&amp;ref_url=https%253A%252F%252Fwww.mouser.cn%252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2102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silabs.com/documents/public/data-sheets/CP2102-9.pdf">https://www.silabs.com/documents/public/data-sheets/CP2102-9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P32-C3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espressif.com/sites/default/files/documentation/esp32-c3-wroom-02_datasheet_en.pdf">https://www.espressif.com/sites/default/files/documentation/esp32-c3-wroom-02_datasheet_en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CP73811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1">
            <text:p>https://ww1.microchip.com/downloads/en/DeviceDoc/22036b.pdf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romwandler PA2165</text:p>
          </table:table-cell>
          <table:table-cell office:value-type="date" office:date-value="2024-10-29T00:00:00" table:style-name="ce5">
            <text:p>29.10.2024</text:p>
          </table:table-cell>
          <table:table-cell office:value-type="string" table:style-name="ce1">
            <text:p>https://www.mouser.de/datasheet/2/447/SPM2007_58-2902964.pdf</text:p>
          </table:table-cell>
          <table:table-cell table:number-columns-repeated="16381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richard.krammer</meta:initial-creator>
    <dc:creator>richard.krammer</dc:creator>
    <meta:creation-date>2024-09-09T06:07:10Z</meta:creation-date>
    <dc:date>2024-10-29T20:19:29Z</dc:date>
    <meta:editing-duration>PT0S</meta:editing-duration>
  </office:meta>
</office:document-meta>
</file>